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2cb9" officeooo:paragraph-rsid="00022cb9"/>
    </style:style>
    <style:style style:name="P2" style:family="paragraph" style:parent-style-name="Standard">
      <style:text-properties officeooo:paragraph-rsid="00022cb9"/>
    </style:style>
    <style:style style:name="P3" style:family="paragraph" style:parent-style-name="Standard">
      <style:text-properties fo:font-weight="normal" officeooo:rsid="00022cb9" officeooo:paragraph-rsid="000279f0"/>
    </style:style>
    <style:style style:name="P4" style:family="paragraph" style:parent-style-name="Standard">
      <style:text-properties fo:font-weight="normal" officeooo:paragraph-rsid="00029531"/>
    </style:style>
    <style:style style:name="P5" style:family="paragraph" style:parent-style-name="Standard">
      <style:text-properties fo:font-weight="normal" officeooo:paragraph-rsid="00049420"/>
    </style:style>
    <style:style style:name="P6" style:family="paragraph" style:parent-style-name="Standard">
      <style:text-properties officeooo:paragraph-rsid="000279f0"/>
    </style:style>
    <style:style style:name="P7" style:family="paragraph" style:parent-style-name="Standard">
      <style:text-properties officeooo:rsid="00029531" officeooo:paragraph-rsid="00029531"/>
    </style:style>
    <style:style style:name="P8" style:family="paragraph" style:parent-style-name="Standard">
      <style:text-properties fo:color="#000000" style:font-name="Liberation Serif" fo:font-size="12pt" officeooo:rsid="00029531" officeooo:paragraph-rsid="00029531" style:font-size-asian="10.5pt" style:font-size-complex="12pt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183691" style:text-line-through-style="none" style:text-line-through-type="none" style:font-name="Courier New" fo:font-size="10pt" fo:font-style="normal" style:text-underline-style="none" fo:font-weight="normal" officeooo:rsid="00022cb9" officeooo:paragraph-rsid="00022cb9" style:text-blinking="false" fo:background-color="#f7f7f7"/>
    </style:style>
    <style:style style:name="P10" style:family="paragraph" style:parent-style-name="Standard">
      <style:text-properties officeooo:rsid="00022cb9" officeooo:paragraph-rsid="00022cb9"/>
    </style:style>
    <style:style style:name="P11" style:family="paragraph" style:parent-style-name="Standard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fo:font-weight="normal" officeooo:rsid="00029531" officeooo:paragraph-rsid="00029531" style:text-blinking="false" fo:background-color="#f7f7f7" style:font-size-asian="12pt" style:font-size-complex="12pt"/>
    </style:style>
    <style:style style:name="P12" style:family="paragraph" style:parent-style-name="Standard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fo:font-weight="normal" officeooo:rsid="00029531" officeooo:paragraph-rsid="00049420" style:text-blinking="false" fo:background-color="#f7f7f7" style:font-size-asian="12pt" style:font-size-complex="12pt"/>
    </style:style>
    <style:style style:name="P13" style:family="paragraph" style:parent-style-name="Standard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fo:font-weight="normal" officeooo:rsid="000279f0" officeooo:paragraph-rsid="00029531" style:text-blinking="false" fo:background-color="#f7f7f7" style:font-size-asian="12pt" style:font-size-complex="12pt"/>
    </style:style>
    <style:style style:name="P14" style:family="paragraph" style:parent-style-name="Standard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fo:font-weight="normal" officeooo:paragraph-rsid="000279f0" style:text-blinking="false" fo:background-color="#f7f7f7"/>
    </style:style>
    <style:style style:name="P15" style:family="paragraph" style:parent-style-name="Standard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fo:font-weight="normal" officeooo:paragraph-rsid="00022cb9" style:text-blinking="false" fo:background-color="#f7f7f7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279f0" officeooo:paragraph-rsid="000279f0" style:text-blinking="false" fo:background-color="transparent" style:font-size-asian="12pt" style:font-size-complex="12pt"/>
    </style:style>
    <style:style style:name="T1" style:family="text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style:text-blinking="false" fo:background-color="#f7f7f7" loext:char-shading-value="0"/>
    </style:style>
    <style:style style:name="T2" style:family="text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officeooo:rsid="00022cb9" style:text-blinking="false" fo:background-color="#f7f7f7" loext:char-shading-value="0"/>
    </style:style>
    <style:style style:name="T3" style:family="text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officeooo:rsid="000279f0" style:text-blinking="false" fo:background-color="#f7f7f7" loext:char-shading-value="0" style:font-size-asian="12pt" style:font-size-complex="12pt"/>
    </style:style>
    <style:style style:name="T4" style:family="text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officeooo:rsid="00022cb9" style:text-blinking="false" fo:background-color="#f7f7f7" loext:char-shading-value="0" style:font-size-asian="12pt" style:font-size-complex="12pt"/>
    </style:style>
    <style:style style:name="T5" style:family="text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officeooo:rsid="00029531" style:text-blinking="false" fo:background-color="#f7f7f7" loext:char-shading-value="0" style:font-size-asian="12pt" style:font-size-complex="12pt"/>
    </style:style>
    <style:style style:name="T6" style:family="text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officeooo:rsid="00049420" style:text-blinking="false" fo:background-color="#f7f7f7" loext:char-shading-value="0" style:font-size-asian="12pt" style:font-size-complex="12pt"/>
    </style:style>
    <style:style style:name="T7" style:family="text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fo:font-weight="normal" style:text-blinking="false" fo:background-color="#f7f7f7" loext:char-shading-value="0"/>
    </style:style>
    <style:style style:name="T8" style:family="text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fo:font-weight="normal" officeooo:rsid="00022cb9" style:text-blinking="false" fo:background-color="#f7f7f7" loext:char-shading-value="0"/>
    </style:style>
    <style:style style:name="T9" style:family="text">
      <style:text-properties fo:font-variant="normal" fo:text-transform="none" fo:color="#333333" style:text-line-through-style="none" style:text-line-through-type="none" style:text-underline-style="none" fo:font-weight="normal" style:text-blinking="false" fo:background-color="#f7f7f7" loext:char-shading-value="0"/>
    </style:style>
    <style:style style:name="T10" style:family="text">
      <style:text-properties fo:font-variant="normal" fo:text-transform="none" fo:color="#333333" style:text-line-through-style="none" style:text-line-through-type="none" style:font-name="Liberation Serif" fo:font-size="12pt" fo:font-style="normal" style:text-underline-style="none" officeooo:rsid="000279f0" style:text-blinking="false" fo:background-color="#f7f7f7" loext:char-shading-value="0" style:font-size-asian="12pt" style:font-size-complex="12pt"/>
    </style:style>
    <style:style style:name="T11" style:family="text">
      <style:text-properties fo:font-variant="normal" fo:text-transform="none" fo:color="#0086b3" style:text-line-through-style="none" style:text-line-through-type="none" style:font-name="Courier New" fo:font-size="10pt" fo:font-style="normal" style:text-underline-style="none" style:text-blinking="false" fo:background-color="#f7f7f7" loext:char-shading-value="0"/>
    </style:style>
    <style:style style:name="T12" style:family="text">
      <style:text-properties fo:font-variant="normal" fo:text-transform="none" fo:color="#0086b3" style:text-line-through-style="none" style:text-line-through-type="none" style:font-name="Courier New" fo:font-size="10pt" fo:font-style="normal" style:text-underline-style="none" officeooo:rsid="000279f0" style:text-blinking="false" fo:background-color="#f7f7f7" loext:char-shading-value="0" style:font-size-asian="12pt" style:font-size-complex="12pt"/>
    </style:style>
    <style:style style:name="T13" style:family="text">
      <style:text-properties fo:font-variant="normal" fo:text-transform="none" fo:color="#0086b3" style:text-line-through-style="none" style:text-line-through-type="none" style:font-name="Courier New" fo:font-size="10pt" fo:font-style="normal" style:text-underline-style="none" fo:font-weight="normal" style:text-blinking="false" fo:background-color="#f7f7f7" loext:char-shading-value="0"/>
    </style:style>
    <style:style style:name="T14" style:family="text">
      <style:text-properties fo:font-variant="normal" fo:text-transform="none" fo:color="#c7254e" style:text-line-through-style="none" style:text-line-through-type="none" style:font-name="Courier New" fo:font-size="10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c7254e" style:text-line-through-style="none" style:text-line-through-type="none" style:font-name="Courier New" fo:font-size="10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279f0" style:text-blinking="false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49420" style:text-blinking="fals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style:text-line-through-style="none" style:text-line-through-type="none" fo:font-style="normal" style:text-underline-style="none" fo:font-weight="normal" officeooo:rsid="00049420" style:text-blinking="false" fo:background-color="transparent" loext:char-shading-value="0"/>
    </style:style>
    <style:style style:name="T21" style:family="text">
      <style:text-properties officeooo:rsid="000279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reate Database: create your local database.</text:p>
      <text:p text:style-name="P2"><text:span text:style-name="T7"><text:tab/></text:span><text:span text:style-name="T8">ruby_excercise</text:span><text:span text:style-name="T7"> $ bundle </text:span><text:span text:style-name="T13">exec</text:span><text:span text:style-name="T9"> </text:span><text:span text:style-name="T7">rake db:create</text:span></text:p>
      <text:p text:style-name="P1">2. Create First Migration: run bellow code to create products table.</text:p>
      <text:p text:style-name="P3"><text:span text:style-name="T1"><text:tab/>ruby_excercise $ </text:span><text:bookmark text:name="docs-internal-guid-2584f420-7fff-9333-2c15-a6464fc63e93"/><text:span text:style-name="T1">bundle </text:span><text:span text:style-name="T11">exec</text:span><text:span text:style-name="T1"> rake </text:span><text:a xlink:type="simple" xlink:href="db:migrate" text:style-name="Internet_20_link" text:visited-style-name="Visited_20_Internet_20_Link">db:migrate</text:a></text:p>
      <text:p text:style-name="P1">3. Check table creation:</text:p>
      <text:p text:style-name="P4"><text:span text:style-name="T1"><text:tab/></text:span><text:span text:style-name="T2">ruby_excercise $ </text:span><text:span text:style-name="T1">sudo -u postgres psql -d ruby_excercise -c "\d+ products"</text:span></text:p>
      <text:p text:style-name="P6"><text:span text:style-name="T21">4. Using the file </text:span><text:bookmark text:name="docs-internal-guid-51d3298a-7fff-8118-d322-3a11b53d5430"/><text:span text:style-name="T14">app/main.rb </text:span><text:span text:style-name="T17">to create a product in the database. </text:span><text:bookmark text:name="docs-internal-guid-5dafe70e-7fff-af71-c7e0-dae5e7f902e2"/><text:span text:style-name="T17">An instance of running this program is given below:</text:span></text:p>
      <text:p text:style-name="P4"><text:span text:style-name="T4"><text:tab/>ruby_excercise</text:span><text:span text:style-name="T3"> $ bundle </text:span><text:span text:style-name="T12">exec</text:span><text:span text:style-name="T10"> </text:span><text:span text:style-name="T3">ruby app/main.rb</text:span></text:p>
      <text:p text:style-name="P4"><text:span text:style-name="T3"><text:tab/></text:span><text:span text:style-name="T5">Input the product code: 001</text:span></text:p>
      <text:p text:style-name="P11"><text:tab/>Input the product name: Lavender heart</text:p>
      <text:p text:style-name="P11"><text:tab/>Input the product price: 9.25</text:p>
      <text:p text:style-name="P11"><text:tab/>The product created successfully</text:p>
      <text:p text:style-name="P11"><text:tab/>Bye!</text:p>
      <text:p text:style-name="P7"><text:span text:style-name="T17">5. </text:span><text:span text:style-name="T16">Run</text:span><text:span text:style-name="T18">ning</text:span><text:span text:style-name="T16"> the checkout system by using the file <text:s/></text:span><text:span text:style-name="T15">app/add_to_card.rb</text:span></text:p>
      <text:p text:style-name="P5"><text:span text:style-name="T4"><text:tab/>ruby_excercise</text:span><text:span text:style-name="T3"> $ bundle </text:span><text:span text:style-name="T12">exec</text:span><text:span text:style-name="T10"> </text:span><text:span text:style-name="T3">ruby app/</text:span><text:span text:style-name="T5">add_to_card</text:span><text:span text:style-name="T3">.rb</text:span></text:p>
      <text:p text:style-name="P5"><text:span text:style-name="T3"><text:tab/></text:span><text:span text:style-name="T5">List of products:</text:span></text:p>
      <text:p text:style-name="P12"><text:tab/>001 <text:s/>| Lavender heart | 9.25</text:p>
      <text:p text:style-name="P12"><text:tab/>002 <text:s/>| Personalised cufflinks | 45.00</text:p>
      <text:p text:style-name="P12"><text:tab/>003 <text:s/>| Kids T-shirt | 19.95</text:p>
      <text:p text:style-name="P12"><text:tab/>Please input product code (using commas to separate code):001,002,003</text:p>
      <text:p text:style-name="P12"><text:tab/>Card details: </text:p>
      <text:p text:style-name="P12"><text:tab/>Code| <text:s text:c="8"/>Name <text:s text:c="7"/>| <text:s text:c="2"/>Price <text:s/>| <text:s text:c="2"/>Quantity </text:p>
      <text:p text:style-name="P12"><text:tab/>001 | Lavender heart | 9.25 | 1</text:p>
      <text:p text:style-name="P12"><text:tab/>002 | Personalised cufflinks | 45.0 | 1</text:p>
      <text:p text:style-name="P12"><text:tab/>003 | Kids T-shirt | 19.95 | 1</text:p>
      <text:p text:style-name="P12"><text:tab/>Basket: 001,002,003</text:p>
      <text:p text:style-name="P12"><text:tab/>Total price: £66.78</text:p>
      <text:p text:style-name="P12"><text:span text:style-name="T5"/></text:p>
      <text:p text:style-name="P8"><text:span text:style-name="T19">6. Run</text:span><text:span text:style-name="T20">ning the test:</text:span></text:p>
      <text:p text:style-name="P5"><text:span text:style-name="T4"><text:tab/>ruby_excercise</text:span><text:span text:style-name="T3"> $ </text:span><text:span text:style-name="T6">rspec spec</text:span></text:p>
      <text:p text:style-name="P11"/>
      <text:p text:style-name="P11"/>
      <text:p text:style-name="P13"/>
      <text:p text:style-name="P13"/>
      <text:p text:style-name="P16"/>
      <text:p text:style-name="P14"/>
      <text:p text:style-name="P1"/>
      <text:p text:style-name="P15"/>
      <text:p text:style-name="P9"/>
      <text:p text:style-name="Text_20_body"><text:line-break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08:05:52.512923496</meta:creation-date>
    <dc:date>2019-04-14T14:28:08.468982225</dc:date>
    <meta:editing-duration>PT3M14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1" meta:paragraph-count="31" meta:word-count="184" meta:character-count="1165" meta:non-whitespace-character-count="959"/>
  </office:meta>
</office:document-meta>
</file>